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450" officeooo:paragraph-rsid="00050450"/>
    </style:style>
    <style:style style:name="P2" style:family="paragraph" style:parent-style-name="Standard">
      <style:text-properties officeooo:rsid="000516ea" officeooo:paragraph-rsid="000516ea"/>
    </style:style>
    <style:style style:name="P3" style:family="paragraph" style:parent-style-name="Standard">
      <style:text-properties officeooo:rsid="0005ad54" officeooo:paragraph-rsid="0005ad54"/>
    </style:style>
    <style:style style:name="P4" style:family="paragraph" style:parent-style-name="Standard">
      <style:text-properties officeooo:rsid="00060c58" officeooo:paragraph-rsid="00060c58"/>
    </style:style>
    <style:style style:name="P5" style:family="paragraph" style:parent-style-name="Standard">
      <style:text-properties officeooo:rsid="000612c1" officeooo:paragraph-rsid="000612c1"/>
    </style:style>
    <style:style style:name="P6" style:family="paragraph" style:parent-style-name="Standard">
      <style:text-properties officeooo:rsid="0007229b" officeooo:paragraph-rsid="0007229b"/>
    </style:style>
    <style:style style:name="P7" style:family="paragraph" style:parent-style-name="Standard">
      <style:text-properties officeooo:rsid="00072e81" officeooo:paragraph-rsid="00072e81"/>
    </style:style>
    <style:style style:name="P8" style:family="paragraph" style:parent-style-name="Standard">
      <style:text-properties officeooo:rsid="0008e283" officeooo:paragraph-rsid="0008e283"/>
    </style:style>
    <style:style style:name="P9" style:family="paragraph" style:parent-style-name="Standard">
      <style:text-properties officeooo:rsid="000a5286" officeooo:paragraph-rsid="000a5286"/>
    </style:style>
    <style:style style:name="P10" style:family="paragraph" style:parent-style-name="Standard">
      <style:text-properties officeooo:rsid="000d2b4d" officeooo:paragraph-rsid="000d2b4d"/>
    </style:style>
    <style:style style:name="P11" style:family="paragraph" style:parent-style-name="Standard">
      <style:text-properties officeooo:rsid="000de6c4" officeooo:paragraph-rsid="000de6c4"/>
    </style:style>
    <style:style style:name="P12" style:family="paragraph" style:parent-style-name="Standard">
      <style:text-properties officeooo:rsid="000f7635" officeooo:paragraph-rsid="000f7635"/>
    </style:style>
    <style:style style:name="P13" style:family="paragraph" style:parent-style-name="Standard">
      <style:text-properties officeooo:rsid="0013386e" officeooo:paragraph-rsid="0013386e"/>
    </style:style>
    <style:style style:name="P14" style:family="paragraph" style:parent-style-name="Standard">
      <style:text-properties fo:font-style="italic" officeooo:rsid="000f7635" officeooo:paragraph-rsid="000f7635" style:font-style-asian="italic" style:font-style-complex="italic"/>
    </style:style>
    <style:style style:name="P15" style:family="paragraph" style:parent-style-name="Standard">
      <style:text-properties fo:font-style="normal" officeooo:rsid="0014ac75" officeooo:paragraph-rsid="0014ac75" style:font-style-asian="normal" style:font-style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fo:font-weight="bold" officeooo:rsid="00162144" officeooo:paragraph-rsid="00162144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none" fo:font-weight="normal" officeooo:rsid="00162144" officeooo:paragraph-rsid="0016214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8170d" officeooo:paragraph-rsid="0018170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194412" officeooo:paragraph-rsid="00194412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weight="bold" officeooo:rsid="00060c58" officeooo:paragraph-rsid="00060c58" style:font-weight-asian="bold" style:font-weight-complex="bold"/>
    </style:style>
    <style:style style:name="P21" style:family="paragraph" style:parent-style-name="Standard">
      <style:text-properties fo:font-weight="bold" officeooo:rsid="00050450" officeooo:paragraph-rsid="00050450" style:font-weight-asian="bold" style:font-weight-complex="bold"/>
    </style:style>
    <style:style style:name="P22" style:family="paragraph" style:parent-style-name="Standard">
      <style:text-properties fo:font-style="normal" style:text-underline-style="none" fo:font-weight="normal" officeooo:rsid="001a52ff" officeooo:paragraph-rsid="001a52f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b4290" officeooo:paragraph-rsid="001b4290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0ac" style:font-weight-asian="bold" style:font-weight-complex="bold"/>
    </style:style>
    <style:style style:name="T3" style:family="text">
      <style:text-properties officeooo:rsid="0007229b"/>
    </style:style>
    <style:style style:name="T4" style:family="text">
      <style:text-properties officeooo:rsid="00072e81"/>
    </style:style>
    <style:style style:name="T5" style:family="text">
      <style:text-properties officeooo:rsid="000c683e"/>
    </style:style>
    <style:style style:name="T6" style:family="text">
      <style:text-properties officeooo:rsid="0014ac75"/>
    </style:style>
    <style:style style:name="T7" style:family="text">
      <style:text-properties officeooo:rsid="0014bb29"/>
    </style:style>
    <style:style style:name="T8" style:family="text">
      <style:text-properties officeooo:rsid="0018170d"/>
    </style:style>
    <style:style style:name="T9" style:family="text">
      <style:text-properties officeooo:rsid="001820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hat generally we would like to know?</text:p>
      <text:p text:style-name="P4">1. <text:span text:style-name="T1">How fast</text:span> succession will result in a ‘mature forest’, i.e., biomass and species rich, diverse and complex <text:span text:style-name="T5">(rates of succession in tropical forests)</text:span></text:p>
      <text:p text:style-name="P4">2. What are the <text:span text:style-name="T1">factors</text:span> that can speed up, or delay this process.</text:p>
      <text:p text:style-name="P10">3. Dry and wet forest differ in the filters. Elevations are also very important gradients in wet tropical forests. What about the elevation?</text:p>
      <text:p text:style-name="P4"/>
      <text:p text:style-name="P20">Liu and Ashton Forest Ecology and Management (1995)</text:p>
      <text:p text:style-name="P21"/>
      <text:p text:style-name="P1">Gap-models: developed by ecologists to explore mechanisms (species specific data)</text:p>
      <text:p text:style-name="P1">Growth-yield: foresters to assist timber production (site-specific environmental data + species information).</text:p>
      <text:p text:style-name="P2">In spatially explicit IBM models competition depends on the inter-tree distances and DBH. Vertical differences considered, horizontal in some derivatives of JABOW like ZELIG, SPACE (finer spatial scale).</text:p>
      <text:p text:style-name="P3"/>
      <text:p text:style-name="P3"/>
      <text:p text:style-name="P3">Data</text:p>
      <text:p text:style-name="P3">Beck (1974): 49 permanent ¼ acre sample plots. </text:p>
      <text:p text:style-name="P3">Hilt and Teck (1988): Tree info from 2000+ permanent plots</text:p>
      <text:p text:style-name="P4">For the gap models we would need site specific data: soil moisture, light, temperature, frost, elevation, aspects, altitude, nutrients).</text:p>
      <text:p text:style-name="P4"/>
      <text:p text:style-name="P4">Shugart et al (1981) <text:span text:style-name="T6">d</text:span>ynamics of 125 species in a diverst subtropical forest in Australia.</text:p>
      <text:p text:style-name="P4"/>
      <text:p text:style-name="P5">Models identify factors influencing the tree establishment, growth and death processes: competition for limited resources, reproduction, <text:span text:style-name="T1">pest attacks</text:span>, silvicultural practices <text:span text:style-name="T3">(harvesting, thinning, fire, fertilization)</text:span>.</text:p>
      <text:p text:style-name="P5"/>
      <text:p text:style-name="P5">[digress] Limiting factor in gaps is not light, or nutrients. It is actually water! [REF]</text:p>
      <text:p text:style-name="P5"/>
      <text:p text:style-name="P6">Establishment <text:s/>- seed production and dispersal. <text:span text:style-name="T4">Seed success depends on the site conditions and species specific factors such as seed phenology, seed longevity, dormancy periods, seed dispersal mechanisms, amount of viable seed produced, shade tolerance.</text:span></text:p>
      <text:p text:style-name="P6"/>
      <text:p text:style-name="P7">Some models allow production of seed within the plot. Some introduce individuals at a given threshold e.g. 2 cm dbh already skipping the pioneer phase. DBH is the go-to measure of growth.</text:p>
      <text:p text:style-name="P8">Growth functions with modifiers [0-1 range]</text:p>
      <text:p text:style-name="P8"/>
      <text:p text:style-name="P9">General <text:span text:style-name="T1">crowding effects</text:span> can be attributed to natural enemies. Is it understood how dos phylogeny and shared enemies influence these effects? Do we have a simple, yet a good model for that?</text:p>
      <text:p text:style-name="P6"/>
      <text:p text:style-name="P11">JABOWA uses the following information for species: max dbh for a species, max tree height, parameters defining a tree form (estimated by max dbh and max height), and growth parameter which can be estimated according to maximum age, dmax, and hmax.</text:p>
      <text:p text:style-name="P11"/>
      <text:p text:style-name="P13">Insects and pathogen attack are classified as irregular mortality, but it is also mentioned that their effects are density-independent. This is not true. Modeled as a stochastic process.</text:p>
      <text:p text:style-name="P12"/>
      <text:p text:style-name="P14">How good are these models: models vs data.</text:p>
      <text:p text:style-name="P14"/>
      <text:p text:style-name="P15"><text:soft-page-break/>Shugare et al 1981, Doyle 1981, <text:span text:style-name="T7">Shugart and Noble 1981, Van Daalen and Shugart 1989, Hubbell eth al, 1991)</text:span></text:p>
      <text:p text:style-name="P15">If succession is such a chaotic event, how it leads to mature and complex forest?</text:p>
      <text:p text:style-name="P15">1. Studies of ecosystem functions (decomposition, species richness, growth, diversity, resilience)</text:p>
      <text:p text:style-name="P15">2. Can we do something about it? Is there at least a chance for some engineering of succession?</text:p>
      <text:p text:style-name="P15"/>
      <text:p text:style-name="P16">Marechaux et al. Ecology and Evolution, 2021;11:3746-3770</text:p>
      <text:p text:style-name="P16"/>
      <text:p text:style-name="P17">Knowledge gaps may result from lack of th<text:span text:style-name="T8">e</text:span>oretical framework (Courchamp et al. 2015; Franklin et al., 2020).</text:p>
      <text:p text:style-name="P17">Increasing amount of field and remote sensing data at various spatial and temporal extent (Chave, 2013; Estes et al., 2018, Levin 1992).</text:p>
      <text:p text:style-name="P17"/>
      <text:p text:style-name="P18">Species distribution models: rely on the concept of ecological niche <text:span text:style-name="T9">(niche model of Elith &amp; Leathwick 2009)</text:span>. <text:span text:style-name="T9">Assumption that specie are in equilibrium with their environment.</text:span></text:p>
      <text:p text:style-name="P18"/>
      <text:p text:style-name="P18">Progress has also been made to integrate species competition as biotic factors influencing species realized niche (<text:span text:style-name="T1">Leathwick &amp; Austin, 2001 </text:span><text:span text:style-name="T2">[competitive interactions]</text:span><text:span text:style-name="T1">; Meier et al., 2011 </text:span><text:span text:style-name="T2">[species co-occurence patterns]</text:span>) and further extend these ideas to full ecological communities (<text:span text:style-name="T1">Ferrier &amp; Guisan, 2006</text:span>).</text:p>
      <text:p text:style-name="P18"/>
      <text:p text:style-name="P19">IBM – key component are interactions between trees.</text:p>
      <text:p text:style-name="P19"/>
      <text:p text:style-name="P19">Shugart, H. H., Asner, G. P., Fischer, R., Huth, A., Knapp, N., Le Toan, T., &amp; Shuman, J. K. (2015). Computer and remote-sensing infrastructure to enhance large-scale testing of individual-based forest models. Frontiers in Ecology and the Environment, 13(9), 503–511. https://doi. Org/10.1890/140327</text:p>
      <text:p text:style-name="P19"/>
      <text:p text:style-name="P19">Shugart, H. H., Wang, B., Fischer, R., Ma, J., Fang, J., Yan, X., Huth, A., &amp; Armstrong, A. H. (2018). Gap models and their individualbased relatives in the assessment of the consequences of global change. Environmental Research Letters, 13(3), 33001. https://doi. org/10.1088/1748-9326/aaaacc</text:p>
      <text:p text:style-name="P19"/>
      <text:p text:style-name="P22">IBMs in tropical forests typically group species into plant functional groups (PFTs). Novel parameterizations have allowed for simulating hundreds of species within diverse forest communities (<text:span text:style-name="T1">Maréchaux &amp; Chave, 2017; Rüger et al., 2019</text:span>).</text:p>
      <text:p text:style-name="P22"/>
      <text:p text:style-name="P23">‘Although many mechanisms have been identified empirically to contribute to species coexistence in forest communities, their relative strengths in observed communities across environmental gradients remain poorly know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3-05-12T11:34:17.002000000</dc:date>
    <meta:editing-duration>PT4H13M51S</meta:editing-duration>
    <meta:editing-cycles>14</meta:editing-cycles>
    <meta:document-statistic meta:table-count="0" meta:image-count="0" meta:object-count="0" meta:page-count="2" meta:paragraph-count="36" meta:word-count="728" meta:character-count="4890" meta:non-whitespace-character-count="4196"/>
  </office:meta>
</office:document-meta>
</file>